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admin">
        <table:table-row>
          <table:table-cell office:value-type="string">
            <text:p>seraj</text:p>
          </table:table-cell>
          <table:table-cell office:value-type="string">
            <text:p>123456</text:p>
          </table:table-cell>
        </table:table-row>
        <table:table-row>
          <table:table-cell office:value-type="string">
            <text:p>rehan</text:p>
          </table:table-cell>
          <table:table-cell office:value-type="string">
            <text:p>123456</text:p>
          </table:table-cell>
        </table:table-row>
        <table:table-row>
          <table:table-cell office:value-type="string">
            <text:p>ajay</text:p>
          </table:table-cell>
          <table:table-cell office:value-type="string">
            <text:p>123456</text:p>
          </table:table-cell>
        </table:table-row>
      </table:table>
      <table:table table:name="carts">
        <table:table-row>
          <table:table-cell office:value-type="string">
            <text:p>1138505714</text:p>
          </table:table-cell>
          <table:table-cell office:value-type="string">
            <text:p>seraj</text:p>
          </table:table-cell>
          <table:table-cell office:value-type="float" office:value="14">
            <text:p>14</text:p>
          </table:table-cell>
        </table:table-row>
        <table:table-row>
          <table:table-cell office:value-type="string">
            <text:p>070207277X</text:p>
          </table:table-cell>
          <table:table-cell office:value-type="string">
            <text:p>seraj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8126579900</text:p>
          </table:table-cell>
          <table:table-cell office:value-type="string">
            <text:p>seraj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938605230X</text:p>
          </table:table-cell>
          <table:table-cell office:value-type="string">
            <text:p>seraj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8123907974</text:p>
          </table:table-cell>
          <table:table-cell office:value-type="string">
            <text:p>seraj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632406241</text:p>
          </table:table-cell>
          <table:table-cell office:value-type="string">
            <text:p>seraj</text:p>
          </table:table-cell>
          <table:table-cell office:value-type="float" office:value="1">
            <text:p>1</text:p>
          </table:table-cell>
        </table:table-row>
      </table:table>
      <table:table table:name="medical">
        <table:table-row>
          <table:table-cell office:value-type="string">
            <text:p>1138505714</text:p>
          </table:table-cell>
          <table:table-cell office:value-type="string">
            <text:p>978-1138505711</text:p>
          </table:table-cell>
          <table:table-cell office:value-type="string">
            <text:p>Aesthetic Facial Anatomy Essentials for Injections (The PRIM</text:p>
          </table:table-cell>
          <table:table-cell office:value-type="string">
            <text:p>411pIKN2VeL._SX359_B</text:p>
          </table:table-cell>
          <table:table-cell office:value-type="string">
            <text:p>Ali Pirayesh, Dario Bertossi, Izolda Hey</text:p>
          </table:table-cell>
          <table:table-cell office:value-type="string">
            <text:p>9,839.00</text:p>
          </table:table-cell>
          <table:table-cell office:value-type="float" office:value="35">
            <text:p>35</text:p>
          </table:table-cell>
          <table:table-cell office:value-type="string">
            <text:p>15,246.00</text:p>
          </table:table-cell>
          <table:table-cell office:value-type="string">
            <text:p>5,407.00</text:p>
          </table:table-cell>
          <table:table-cell office:value-type="float" office:value="940">
            <text:p>940</text:p>
          </table:table-cell>
          <table:table-cell office:value-type="float" office:value="257">
            <text:p>257</text:p>
          </table:table-cell>
          <table:table-cell office:value-type="string">
            <text:p>21.59 x 27.89</text:p>
          </table:table-cell>
          <table:table-cell office:value-type="string">
            <text:p>CRC Press (16 June 2</text:p>
          </table:table-cell>
          <table:table-cell office:value-type="string">
            <text:p>English</text:p>
          </table:table-cell>
          <table:table-cell office:value-type="string">
            <text:p>anatomy</text:p>
          </table:table-cell>
        </table:table-row>
        <table:table-row>
          <table:table-cell office:value-type="string">
            <text:p>070207277X</text:p>
          </table:table-cell>
          <table:table-cell office:value-type="string">
            <text:p>978-0702072772</text:p>
          </table:table-cell>
          <table:table-cell office:value-type="string">
            <text:p>ROSS AND WILSON ANATOMY AND PHYSIOLOGY IN HEALTH AND ILLNESS</text:p>
          </table:table-cell>
          <table:table-cell office:value-type="string">
            <text:p>41c1qJgukVL._SX389_B</text:p>
          </table:table-cell>
          <table:table-cell office:value-type="string">
            <text:p> WAUGH A.</text:p>
          </table:table-cell>
          <table:table-cell office:value-type="string">
            <text:p>940.00</text:p>
          </table:table-cell>
          <table:table-cell office:value-type="float" office:value="19">
            <text:p>19</text:p>
          </table:table-cell>
          <table:table-cell office:value-type="string">
            <text:p>1160.00</text:p>
          </table:table-cell>
          <table:table-cell office:value-type="string">
            <text:p>220.00</text:p>
          </table:table-cell>
          <table:table-cell office:value-type="float" office:value="1660">
            <text:p>1660</text:p>
          </table:table-cell>
          <table:table-cell office:value-type="float" office:value="420">
            <text:p>420</text:p>
          </table:table-cell>
          <table:table-cell office:value-type="string">
            <text:p>27.8 x 3.1 x 22</text:p>
          </table:table-cell>
          <table:table-cell office:value-type="string">
            <text:p>ELSEVIER IE (SHORT D</text:p>
          </table:table-cell>
          <table:table-cell office:value-type="string">
            <text:p>English</text:p>
          </table:table-cell>
          <table:table-cell office:value-type="string">
            <text:p>anatomy</text:p>
          </table:table-cell>
        </table:table-row>
        <table:table-row>
          <table:table-cell office:value-type="string">
            <text:p>938605230X</text:p>
          </table:table-cell>
          <table:table-cell office:value-type="string">
            <text:p>978-9386052308</text:p>
          </table:table-cell>
          <table:table-cell office:value-type="string">
            <text:p>Core Python Programming Paperback – 1 January 2018</text:p>
          </table:table-cell>
          <table:table-cell office:value-type="string">
            <text:p>51Ss-7j3v5L._SX362_B</text:p>
          </table:table-cell>
          <table:table-cell office:value-type="string">
            <text:p>R. Nageswara Rao</text:p>
          </table:table-cell>
          <table:table-cell office:value-type="string">
            <text:p>661.00</text:p>
          </table:table-cell>
          <table:table-cell office:value-type="float" office:value="17">
            <text:p>17</text:p>
          </table:table-cell>
          <table:table-cell office:value-type="string">
            <text:p>799.00</text:p>
          </table:table-cell>
          <table:table-cell office:value-type="string">
            <text:p>138.00</text:p>
          </table:table-cell>
          <table:table-cell office:value-type="float" office:value="1150">
            <text:p>1150</text:p>
          </table:table-cell>
          <table:table-cell office:value-type="float" office:value="680">
            <text:p>680</text:p>
          </table:table-cell>
          <table:table-cell office:value-type="string">
            <text:p>20 x 14 x 4</text:p>
          </table:table-cell>
          <table:table-cell office:value-type="string">
            <text:p>Dreamtech Press</text:p>
          </table:table-cell>
          <table:table-cell office:value-type="string">
            <text:p>English</text:p>
          </table:table-cell>
          <table:table-cell office:value-type="string">
            <text:p>cse</text:p>
          </table:table-cell>
        </table:table-row>
        <table:table-row>
          <table:table-cell office:value-type="string">
            <text:p>9333218564</text:p>
          </table:table-cell>
          <table:table-cell office:value-type="string">
            <text:p>978-9333218566</text:p>
          </table:table-cell>
          <table:table-cell office:value-type="string">
            <text:p>Human Anatomy and Physiology I for B. PHARMACY PCI 17 (I - B</text:p>
          </table:table-cell>
          <table:table-cell office:value-type="string">
            <text:p>51quQBdtiLL._SX339_B</text:p>
          </table:table-cell>
          <table:table-cell office:value-type="string">
            <text:p>Swati V. Joggdand Prashant Sarda Dr. Nai</text:p>
          </table:table-cell>
          <table:table-cell office:value-type="string">
            <text:p>120.00</text:p>
          </table:table-cell>
          <table:table-cell office:value-type="float" office:value="99">
            <text:p>99</text:p>
          </table:table-cell>
          <table:table-cell office:value-type="string">
            <text:p>18,630.00</text:p>
          </table:table-cell>
          <table:table-cell office:value-type="string">
            <text:p>18,510.00</text:p>
          </table:table-cell>
          <table:table-cell office:value-type="float" office:value="848">
            <text:p>848</text:p>
          </table:table-cell>
          <table:table-cell office:value-type="float" office:value="240">
            <text:p>240</text:p>
          </table:table-cell>
          <table:table-cell office:value-type="string">
            <text:p>27.8 x 3.1 x 22</text:p>
          </table:table-cell>
          <table:table-cell office:value-type="string">
            <text:p>Technical Publicatio</text:p>
          </table:table-cell>
          <table:table-cell office:value-type="string">
            <text:p>English</text:p>
          </table:table-cell>
          <table:table-cell office:value-type="string">
            <text:p>anatomy</text:p>
          </table:table-cell>
        </table:table-row>
        <table:table-row>
          <table:table-cell office:value-type="string">
            <text:p>9780808924</text:p>
          </table:table-cell>
          <table:table-cell office:value-type="string">
            <text:p>978-0808924517</text:p>
          </table:table-cell>
          <table:table-cell office:value-type="string">
            <text:p>Atlas of Human Anatomy, International Edition (Netter Basic </text:p>
          </table:table-cell>
          <table:table-cell office:value-type="string">
            <text:p>415qlhQxatL._SX383_B</text:p>
          </table:table-cell>
          <table:table-cell office:value-type="string">
            <text:p> Netter</text:p>
          </table:table-cell>
          <table:table-cell office:value-type="string">
            <text:p>1,820.00</text:p>
          </table:table-cell>
          <table:table-cell office:value-type="float" office:value="39">
            <text:p>39</text:p>
          </table:table-cell>
          <table:table-cell office:value-type="string">
            <text:p>2,995.00</text:p>
          </table:table-cell>
          <table:table-cell office:value-type="string">
            <text:p>1,175.00</text:p>
          </table:table-cell>
          <table:table-cell office:value-type="float" office:value="2170">
            <text:p>2170</text:p>
          </table:table-cell>
          <table:table-cell office:value-type="float" office:value="640">
            <text:p>640</text:p>
          </table:table-cell>
          <table:table-cell office:value-type="string">
            <text:p>20 x 14 x 4</text:p>
          </table:table-cell>
          <table:table-cell office:value-type="string">
            <text:p>Elsevier Health Scie</text:p>
          </table:table-cell>
          <table:table-cell office:value-type="string">
            <text:p>English</text:p>
          </table:table-cell>
          <table:table-cell office:value-type="string">
            <text:p>anatomy</text:p>
          </table:table-cell>
        </table:table-row>
        <table:table-row>
          <table:table-cell office:value-type="string">
            <text:p>1626232520</text:p>
          </table:table-cell>
          <table:table-cell office:value-type="string">
            <text:p>978-1626232525</text:p>
          </table:table-cell>
          <table:table-cell office:value-type="string">
            <text:p>Atlas of Anatomy Paperback – 8 April 2016</text:p>
          </table:table-cell>
          <table:table-cell office:value-type="string">
            <text:p>512DtFEzX6L._SX423_B</text:p>
          </table:table-cell>
          <table:table-cell office:value-type="string">
            <text:p>Anne M Gilroy</text:p>
          </table:table-cell>
          <table:table-cell office:value-type="string">
            <text:p>3,605.00</text:p>
          </table:table-cell>
          <table:table-cell office:value-type="float" office:value="39">
            <text:p>39</text:p>
          </table:table-cell>
          <table:table-cell office:value-type="string">
            <text:p>5,889.00</text:p>
          </table:table-cell>
          <table:table-cell office:value-type="string">
            <text:p>2,284.00</text:p>
          </table:table-cell>
          <table:table-cell office:value-type="float" office:value="2450">
            <text:p>2450</text:p>
          </table:table-cell>
          <table:table-cell office:value-type="float" office:value="760">
            <text:p>760</text:p>
          </table:table-cell>
          <table:table-cell office:value-type="string">
            <text:p>22.86 x 3.43 x 27.31</text:p>
          </table:table-cell>
          <table:table-cell office:value-type="string">
            <text:p>Thieme Medical Publi</text:p>
          </table:table-cell>
          <table:table-cell office:value-type="string">
            <text:p>English</text:p>
          </table:table-cell>
          <table:table-cell office:value-type="string">
            <text:p>anatomy</text:p>
          </table:table-cell>
        </table:table-row>
        <table:table-row>
          <table:table-cell office:value-type="string">
            <text:p>8126579900</text:p>
          </table:table-cell>
          <table:table-cell office:value-type="string">
            <text:p>978-8126579907</text:p>
          </table:table-cell>
          <table:table-cell office:value-type="string">
            <text:p>Machine Learning using Python Paperback – 1 January 2019</text:p>
          </table:table-cell>
          <table:table-cell office:value-type="string">
            <text:p>51bffNVIcmL._SX385_B</text:p>
          </table:table-cell>
          <table:table-cell office:value-type="string">
            <text:p>U Dinesh Kumar Manaranjan Pradhan</text:p>
          </table:table-cell>
          <table:table-cell office:value-type="string">
            <text:p>534.00</text:p>
          </table:table-cell>
          <table:table-cell office:value-type="float" office:value="3">
            <text:p>3</text:p>
          </table:table-cell>
          <table:table-cell office:value-type="string">
            <text:p>549.00</text:p>
          </table:table-cell>
          <table:table-cell office:value-type="string">
            <text:p>15.00</text:p>
          </table:table-cell>
          <table:table-cell office:value-type="float" office:value="540">
            <text:p>540</text:p>
          </table:table-cell>
          <table:table-cell office:value-type="float" office:value="440">
            <text:p>440</text:p>
          </table:table-cell>
          <table:table-cell office:value-type="string">
            <text:p>20 x 14 x 4</text:p>
          </table:table-cell>
          <table:table-cell office:value-type="string">
            <text:p>Wiley (1 January 201</text:p>
          </table:table-cell>
          <table:table-cell office:value-type="string">
            <text:p>English</text:p>
          </table:table-cell>
          <table:table-cell office:value-type="string">
            <text:p>cse</text:p>
          </table:table-cell>
        </table:table-row>
        <table:table-row>
          <table:table-cell office:value-type="string">
            <text:p>818473221X</text:p>
          </table:table-cell>
          <table:table-cell office:value-type="string">
            <text:p>978-8184732214</text:p>
          </table:table-cell>
          <table:table-cell office:value-type="string">
            <text:p>Clinical Neuroanatomy with the Point Access Scratch Code Pap</text:p>
          </table:table-cell>
          <table:table-cell office:value-type="string">
            <text:p>51fiLqmzsCL._SX387_B</text:p>
          </table:table-cell>
          <table:table-cell office:value-type="string">
            <text:p> Snell</text:p>
          </table:table-cell>
          <table:table-cell office:value-type="string">
            <text:p>700.00</text:p>
          </table:table-cell>
          <table:table-cell office:value-type="float" office:value="53">
            <text:p>53</text:p>
          </table:table-cell>
          <table:table-cell office:value-type="string">
            <text:p>1,495.00</text:p>
          </table:table-cell>
          <table:table-cell office:value-type="string">
            <text:p>795.00</text:p>
          </table:table-cell>
          <table:table-cell office:value-type="float" office:value="1260">
            <text:p>1260</text:p>
          </table:table-cell>
          <table:table-cell office:value-type="float" office:value="540">
            <text:p>540</text:p>
          </table:table-cell>
          <table:table-cell office:value-type="string">
            <text:p>21.34 x 1.52 x 26.92</text:p>
          </table:table-cell>
          <table:table-cell office:value-type="string">
            <text:p>Wolters Kluwer India</text:p>
          </table:table-cell>
          <table:table-cell office:value-type="string">
            <text:p>English</text:p>
          </table:table-cell>
          <table:table-cell office:value-type="string">
            <text:p>anatomy</text:p>
          </table:table-cell>
        </table:table-row>
        <table:table-row>
          <table:table-cell office:value-type="string">
            <text:p>9788184739</text:p>
          </table:table-cell>
          <table:table-cell office:value-type="string">
            <text:p>978-8184739121</text:p>
          </table:table-cell>
          <table:table-cell office:value-type="string">
            <text:p>Clinically Oriented Anatomy with the Point Access Scratch Co</text:p>
          </table:table-cell>
          <table:table-cell office:value-type="string">
            <text:p>51bNhDUKVzL._SX381_B</text:p>
          </table:table-cell>
          <table:table-cell office:value-type="string">
            <text:p>Moore</text:p>
          </table:table-cell>
          <table:table-cell office:value-type="string">
            <text:p>879.00</text:p>
          </table:table-cell>
          <table:table-cell office:value-type="float" office:value="71">
            <text:p>71</text:p>
          </table:table-cell>
          <table:table-cell office:value-type="string">
            <text:p>2,999.00</text:p>
          </table:table-cell>
          <table:table-cell office:value-type="string">
            <text:p>2,120.00</text:p>
          </table:table-cell>
          <table:table-cell office:value-type="float" office:value="2590">
            <text:p>2590</text:p>
          </table:table-cell>
          <table:table-cell office:value-type="float" office:value="1168">
            <text:p>1168</text:p>
          </table:table-cell>
          <table:table-cell office:value-type="string">
            <text:p>19.61 x 12.53 x 2.01</text:p>
          </table:table-cell>
          <table:table-cell office:value-type="string">
            <text:p>Wolters Kluwer India</text:p>
          </table:table-cell>
          <table:table-cell office:value-type="string">
            <text:p>English</text:p>
          </table:table-cell>
          <table:table-cell office:value-type="string">
            <text:p>anatomy</text:p>
          </table:table-cell>
        </table:table-row>
        <table:table-row>
          <table:table-cell office:value-type="string">
            <text:p>9788126563</text:p>
          </table:table-cell>
          <table:table-cell office:value-type="string">
            <text:p>978-8126563050</text:p>
          </table:table-cell>
          <table:table-cell office:value-type="string">
            <text:p>Machine Learning (in Python and R) For Dummies Paperback – 1</text:p>
          </table:table-cell>
          <table:table-cell office:value-type="string">
            <text:p>51aTEU3k6IL._SX380_B</text:p>
          </table:table-cell>
          <table:table-cell office:value-type="string">
            <text:p>John Paul Mueller, Luca Massaron</text:p>
          </table:table-cell>
          <table:table-cell office:value-type="string">
            <text:p>678.00</text:p>
          </table:table-cell>
          <table:table-cell office:value-type="float" office:value="3">
            <text:p>3</text:p>
          </table:table-cell>
          <table:table-cell office:value-type="string">
            <text:p>699.00</text:p>
          </table:table-cell>
          <table:table-cell office:value-type="string">
            <text:p>21.00</text:p>
          </table:table-cell>
          <table:table-cell office:value-type="float" office:value="670">
            <text:p>670</text:p>
          </table:table-cell>
          <table:table-cell office:value-type="float" office:value="432">
            <text:p>432</text:p>
          </table:table-cell>
          <table:table-cell office:value-type="string">
            <text:p>20 x 14 x 4</text:p>
          </table:table-cell>
          <table:table-cell office:value-type="string">
            <text:p>Wiley (1 January 201</text:p>
          </table:table-cell>
          <table:table-cell office:value-type="string">
            <text:p>English</text:p>
          </table:table-cell>
          <table:table-cell office:value-type="string">
            <text:p>cse</text:p>
          </table:table-cell>
        </table:table-row>
        <table:table-row>
          <table:table-cell office:value-type="string">
            <text:p>9789332578</text:p>
          </table:table-cell>
          <table:table-cell office:value-type="string">
            <text:p>978-9332578579</text:p>
          </table:table-cell>
          <table:table-cell office:value-type="string">
            <text:p>Fundamentals of Anatomy &amp; Physiology Paperback – 29 Septembe</text:p>
          </table:table-cell>
          <table:table-cell office:value-type="string">
            <text:p>51ue5oiVDDL._SX258_B</text:p>
          </table:table-cell>
          <table:table-cell office:value-type="string">
            <text:p> Frederic H. Martini, Judi L Nath</text:p>
          </table:table-cell>
          <table:table-cell office:value-type="string">
            <text:p>1,144.00</text:p>
          </table:table-cell>
          <table:table-cell office:value-type="float" office:value="8">
            <text:p>8</text:p>
          </table:table-cell>
          <table:table-cell office:value-type="string">
            <text:p>1,249.00</text:p>
          </table:table-cell>
          <table:table-cell office:value-type="string">
            <text:p>105.00</text:p>
          </table:table-cell>
          <table:table-cell office:value-type="float" office:value="650">
            <text:p>650</text:p>
          </table:table-cell>
          <table:table-cell office:value-type="float" office:value="1280">
            <text:p>1280</text:p>
          </table:table-cell>
          <table:table-cell office:value-type="string">
            <text:p>19.61 x 12.53 x 2.01</text:p>
          </table:table-cell>
          <table:table-cell office:value-type="string">
            <text:p>Pearson Education (S</text:p>
          </table:table-cell>
          <table:table-cell office:value-type="string">
            <text:p>English</text:p>
          </table:table-cell>
          <table:table-cell office:value-type="string">
            <text:p>anatomy</text:p>
          </table:table-cell>
        </table:table-row>
        <table:table-row>
          <table:table-cell office:value-type="string">
            <text:p>9789351298</text:p>
          </table:table-cell>
          <table:table-cell office:value-type="string">
            <text:p>978-9351298267</text:p>
          </table:table-cell>
          <table:table-cell office:value-type="string">
            <text:p>Anatomy and Physiology for Nursing and Healthcare Students P</text:p>
          </table:table-cell>
          <table:table-cell office:value-type="string">
            <text:p>512SGDqF8qL._SX384_B</text:p>
          </table:table-cell>
          <table:table-cell office:value-type="string">
            <text:p>Joshi</text:p>
          </table:table-cell>
          <table:table-cell office:value-type="string">
            <text:p>678.00</text:p>
          </table:table-cell>
          <table:table-cell office:value-type="float" office:value="32">
            <text:p>32</text:p>
          </table:table-cell>
          <table:table-cell office:value-type="string">
            <text:p>999.00</text:p>
          </table:table-cell>
          <table:table-cell office:value-type="string">
            <text:p>321.00</text:p>
          </table:table-cell>
          <table:table-cell office:value-type="float" office:value="1220">
            <text:p>1220</text:p>
          </table:table-cell>
          <table:table-cell office:value-type="float" office:value="534">
            <text:p>534</text:p>
          </table:table-cell>
          <table:table-cell office:value-type="string">
            <text:p>21.59 x 2.74 x 27.94</text:p>
          </table:table-cell>
          <table:table-cell office:value-type="string">
            <text:p>Wolters Kluwer India</text:p>
          </table:table-cell>
          <table:table-cell office:value-type="string">
            <text:p>English</text:p>
          </table:table-cell>
          <table:table-cell office:value-type="string">
            <text:p>anatomy</text:p>
          </table:table-cell>
        </table:table-row>
        <table:table-row>
          <table:table-cell office:value-type="string">
            <text:p>B074L6W2DQ</text:p>
          </table:table-cell>
          <table:table-cell office:value-type="string">
            <text:p>B074L6W2DQ</text:p>
          </table:table-cell>
          <table:table-cell office:value-type="string">
            <text:p>5300+ MCQs : Civil Engineering - Practice Book for ALL JUNIO</text:p>
          </table:table-cell>
          <table:table-cell office:value-type="string">
            <text:p>51uCTfj7-9L._SX384_B</text:p>
          </table:table-cell>
          <table:table-cell office:value-type="string">
            <text:p>PWD JUNIOR ENGINEER WRD, PHED </text:p>
          </table:table-cell>
          <table:table-cell office:value-type="string">
            <text:p>435.00</text:p>
          </table:table-cell>
          <table:table-cell office:value-type="float" office:value="42">
            <text:p>42</text:p>
          </table:table-cell>
          <table:table-cell office:value-type="string">
            <text:p>750.00</text:p>
          </table:table-cell>
          <table:table-cell office:value-type="string">
            <text:p>315.00</text:p>
          </table:table-cell>
          <table:table-cell office:value-type="float" office:value="850">
            <text:p>850</text:p>
          </table:table-cell>
          <table:table-cell office:value-type="float" office:value="700">
            <text:p>700</text:p>
          </table:table-cell>
          <table:table-cell office:value-type="string">
            <text:p>21 x 2.5 x 28</text:p>
          </table:table-cell>
          <table:table-cell office:value-type="string">
            <text:p>Zone Tech Publicatio</text:p>
          </table:table-cell>
          <table:table-cell office:value-type="string">
            <text:p>English</text:p>
          </table:table-cell>
          <table:table-cell office:value-type="string">
            <text:p>ce</text:p>
          </table:table-cell>
        </table:table-row>
        <table:table-row>
          <table:table-cell office:value-type="string">
            <text:p>812192605X</text:p>
          </table:table-cell>
          <table:table-cell office:value-type="string">
            <text:p>978-8121926058</text:p>
          </table:table-cell>
          <table:table-cell office:value-type="string">
            <text:p>Civil Engineering: Conventional and Objective Type (2018-19 </text:p>
          </table:table-cell>
          <table:table-cell office:value-type="string">
            <text:p>51x7UjyiyoL._SX351_B</text:p>
          </table:table-cell>
          <table:table-cell office:value-type="string">
            <text:p>R.S Khurmi, J.K Gupta</text:p>
          </table:table-cell>
          <table:table-cell office:value-type="string">
            <text:p>409.00</text:p>
          </table:table-cell>
          <table:table-cell office:value-type="float" office:value="37">
            <text:p>37</text:p>
          </table:table-cell>
          <table:table-cell office:value-type="string">
            <text:p>650.00</text:p>
          </table:table-cell>
          <table:table-cell office:value-type="string">
            <text:p>241.00</text:p>
          </table:table-cell>
          <table:table-cell office:value-type="float" office:value="120">
            <text:p>120</text:p>
          </table:table-cell>
          <table:table-cell office:value-type="float" office:value="724">
            <text:p>724</text:p>
          </table:table-cell>
          <table:table-cell office:value-type="string">
            <text:p>20 x 14 x 4</text:p>
          </table:table-cell>
          <table:table-cell office:value-type="string">
            <text:p>S Chand (1 January 2</text:p>
          </table:table-cell>
          <table:table-cell office:value-type="string">
            <text:p>English</text:p>
          </table:table-cell>
          <table:table-cell office:value-type="string">
            <text:p>ce</text:p>
          </table:table-cell>
        </table:table-row>
        <table:table-row>
          <table:table-cell office:value-type="string">
            <text:p>8123907974</text:p>
          </table:table-cell>
          <table:table-cell office:value-type="string">
            <text:p>978-8123907970</text:p>
          </table:table-cell>
          <table:table-cell office:value-type="string">
            <text:p>Civil Engineering Through Objective Type Questions 3Ed (Revi</text:p>
          </table:table-cell>
          <table:table-cell office:value-type="string">
            <text:p>41VqKOuGTTL._SX347_B</text:p>
          </table:table-cell>
          <table:table-cell office:value-type="string">
            <text:p>Gupta S. P.</text:p>
          </table:table-cell>
          <table:table-cell office:value-type="string">
            <text:p>395.00</text:p>
          </table:table-cell>
          <table:table-cell office:value-type="float" office:value="0">
            <text:p>0</text:p>
          </table:table-cell>
          <table:table-cell office:value-type="string">
            <text:p>395.00</text:p>
          </table:table-cell>
          <table:table-cell office:value-type="string">
            <text:p>0</text:p>
          </table:table-cell>
          <table:table-cell office:value-type="float" office:value="500">
            <text:p>500</text:p>
          </table:table-cell>
          <table:table-cell office:value-type="float" office:value="550">
            <text:p>550</text:p>
          </table:table-cell>
          <table:table-cell office:value-type="string">
            <text:p>20 x 14 x 4</text:p>
          </table:table-cell>
          <table:table-cell office:value-type="string">
            <text:p>CBS (1 January 2019)</text:p>
          </table:table-cell>
          <table:table-cell office:value-type="string">
            <text:p>English</text:p>
          </table:table-cell>
          <table:table-cell office:value-type="string">
            <text:p>ce</text:p>
          </table:table-cell>
        </table:table-row>
        <table:table-row>
          <table:table-cell office:value-type="string">
            <text:p>088415887X</text:p>
          </table:table-cell>
          <table:table-cell office:value-type="string">
            <text:p>978-0884158875</text:p>
          </table:table-cell>
          <table:table-cell office:value-type="string">
            <text:p>The Grouting Handbook: A Step by Step Guide to Heavy Equipme</text:p>
          </table:table-cell>
          <table:table-cell office:value-type="string">
            <text:p>515O5xMaf-L._SX331_B</text:p>
          </table:table-cell>
          <table:table-cell office:value-type="string">
            <text:p>Don Harrison</text:p>
          </table:table-cell>
          <table:table-cell office:value-type="string">
            <text:p>7,680.00</text:p>
          </table:table-cell>
          <table:table-cell office:value-type="float" office:value="0">
            <text:p>0</text:p>
          </table:table-cell>
          <table:table-cell office:value-type="string">
            <text:p>7,680.00</text:p>
          </table:table-cell>
          <table:table-cell office:value-type="string">
            <text:p>0</text:p>
          </table:table-cell>
          <table:table-cell office:value-type="float" office:value="445">
            <text:p>445</text:p>
          </table:table-cell>
          <table:table-cell office:value-type="float" office:value="182">
            <text:p>182</text:p>
          </table:table-cell>
          <table:table-cell office:value-type="string">
            <text:p>15.24 x 1.91 x 22.86</text:p>
          </table:table-cell>
          <table:table-cell office:value-type="string">
            <text:p>Gulf Publishing</text:p>
          </table:table-cell>
          <table:table-cell office:value-type="string">
            <text:p>English</text:p>
          </table:table-cell>
          <table:table-cell office:value-type="string">
            <text:p>ce</text:p>
          </table:table-cell>
        </table:table-row>
        <table:table-row>
          <table:table-cell office:value-type="string">
            <text:p>9789380386</text:p>
          </table:table-cell>
          <table:table-cell office:value-type="string">
            <text:p>978-9380386324</text:p>
          </table:table-cell>
          <table:table-cell office:value-type="string">
            <text:p>Principles of Biotechnology and Genetic Engineering Paperbac</text:p>
          </table:table-cell>
          <table:table-cell office:value-type="string">
            <text:p>41Y-Y1J1PzL._SX265_B</text:p>
          </table:table-cell>
          <table:table-cell office:value-type="string">
            <text:p>A.J. Nair</text:p>
          </table:table-cell>
          <table:table-cell office:value-type="string">
            <text:p>394.00</text:p>
          </table:table-cell>
          <table:table-cell office:value-type="float" office:value="0">
            <text:p>0</text:p>
          </table:table-cell>
          <table:table-cell office:value-type="string">
            <text:p>394.00</text:p>
          </table:table-cell>
          <table:table-cell office:value-type="string">
            <text:p>0</text:p>
          </table:table-cell>
          <table:table-cell office:value-type="float" office:value="1000">
            <text:p>1000</text:p>
          </table:table-cell>
          <table:table-cell office:value-type="float" office:value="677">
            <text:p>677</text:p>
          </table:table-cell>
          <table:table-cell office:value-type="string">
            <text:p>24.1 x 18.4 x 3.4</text:p>
          </table:table-cell>
          <table:table-cell office:value-type="string">
            <text:p>Laxmi Publications</text:p>
          </table:table-cell>
          <table:table-cell office:value-type="string">
            <text:p>English</text:p>
          </table:table-cell>
          <table:table-cell office:value-type="string">
            <text:p>biotechnology</text:p>
          </table:table-cell>
        </table:table-row>
        <table:table-row>
          <table:table-cell office:value-type="string">
            <text:p>9788120353</text:p>
          </table:table-cell>
          <table:table-cell office:value-type="string">
            <text:p>978-8120353145</text:p>
          </table:table-cell>
          <table:table-cell office:value-type="string">
            <text:p>Plant Biotechnology And Genetic Engineering Paperback – 1 Ja</text:p>
          </table:table-cell>
          <table:table-cell office:value-type="string">
            <text:p>510I22+g8kL._SX327_B</text:p>
          </table:table-cell>
          <table:table-cell office:value-type="string">
            <text:p>Govil C. M., Aggarwal Ashok</text:p>
          </table:table-cell>
          <table:table-cell office:value-type="string">
            <text:p>467.00</text:p>
          </table:table-cell>
          <table:table-cell office:value-type="float" office:value="15">
            <text:p>15</text:p>
          </table:table-cell>
          <table:table-cell office:value-type="string">
            <text:p>550.00</text:p>
          </table:table-cell>
          <table:table-cell office:value-type="string">
            <text:p>83.00</text:p>
          </table:table-cell>
          <table:table-cell office:value-type="float" office:value="720">
            <text:p>720</text:p>
          </table:table-cell>
          <table:table-cell office:value-type="float" office:value="480">
            <text:p>480</text:p>
          </table:table-cell>
          <table:table-cell office:value-type="string">
            <text:p>22 x 17.5 x 1.5</text:p>
          </table:table-cell>
          <table:table-cell office:value-type="string">
            <text:p>PHI Learning Pvt. Lt</text:p>
          </table:table-cell>
          <table:table-cell office:value-type="string">
            <text:p>English</text:p>
          </table:table-cell>
          <table:table-cell office:value-type="string">
            <text:p>biotechnology</text:p>
          </table:table-cell>
        </table:table-row>
        <table:table-row>
          <table:table-cell office:value-type="string">
            <text:p>9389161347</text:p>
          </table:table-cell>
          <table:table-cell office:value-type="string">
            <text:p>978-9389161342</text:p>
          </table:table-cell>
          <table:table-cell office:value-type="string">
            <text:p>GATE 2020 - Guide - Biotechnology Paperback – 27 February 20</text:p>
          </table:table-cell>
          <table:table-cell office:value-type="string">
            <text:p>51KeGrIXTPL._SX381_B</text:p>
          </table:table-cell>
          <table:table-cell office:value-type="string">
            <text:p>GKP</text:p>
          </table:table-cell>
          <table:table-cell office:value-type="string">
            <text:p>995.00</text:p>
          </table:table-cell>
          <table:table-cell office:value-type="float" office:value="0">
            <text:p>0</text:p>
          </table:table-cell>
          <table:table-cell office:value-type="string">
            <text:p>995.00</text:p>
          </table:table-cell>
          <table:table-cell office:value-type="string">
            <text:p>0</text:p>
          </table:table-cell>
          <table:table-cell office:value-type="float" office:value="2000">
            <text:p>2000</text:p>
          </table:table-cell>
          <table:table-cell office:value-type="float" office:value="1136">
            <text:p>1136</text:p>
          </table:table-cell>
          <table:table-cell office:value-type="string">
            <text:p>24 x 17.5 x 1.5</text:p>
          </table:table-cell>
          <table:table-cell office:value-type="string">
            <text:p>G.K.PUB (27 February</text:p>
          </table:table-cell>
          <table:table-cell office:value-type="string">
            <text:p>English</text:p>
          </table:table-cell>
          <table:table-cell office:value-type="string">
            <text:p>biotechnology</text:p>
          </table:table-cell>
        </table:table-row>
        <table:table-row>
          <table:table-cell office:value-type="string">
            <text:p>8126564040</text:p>
          </table:table-cell>
          <table:table-cell office:value-type="string">
            <text:p>978-8126564040</text:p>
          </table:table-cell>
          <table:table-cell office:value-type="string">
            <text:p>Textbook of Biotechnology Paperback – 1 January 2017</text:p>
          </table:table-cell>
          <table:table-cell office:value-type="string">
            <text:p>51CRNxC8H4L._SX382_B</text:p>
          </table:table-cell>
          <table:table-cell office:value-type="string">
            <text:p>H.K. Das</text:p>
          </table:table-cell>
          <table:table-cell office:value-type="string">
            <text:p>1,013.00</text:p>
          </table:table-cell>
          <table:table-cell office:value-type="float" office:value="3">
            <text:p>3</text:p>
          </table:table-cell>
          <table:table-cell office:value-type="string">
            <text:p>1,049.00</text:p>
          </table:table-cell>
          <table:table-cell office:value-type="string">
            <text:p>36.00</text:p>
          </table:table-cell>
          <table:table-cell office:value-type="float" office:value="2280">
            <text:p>2280</text:p>
          </table:table-cell>
          <table:table-cell office:value-type="float" office:value="1420">
            <text:p>1420</text:p>
          </table:table-cell>
          <table:table-cell office:value-type="string">
            <text:p>20 x 14 x 4</text:p>
          </table:table-cell>
          <table:table-cell office:value-type="string">
            <text:p>Wiley (1 January 201</text:p>
          </table:table-cell>
          <table:table-cell office:value-type="string">
            <text:p>English</text:p>
          </table:table-cell>
          <table:table-cell office:value-type="string">
            <text:p>biotechnology</text:p>
          </table:table-cell>
        </table:table-row>
        <table:table-row>
          <table:table-cell office:value-type="string">
            <text:p>0070146128</text:p>
          </table:table-cell>
          <table:table-cell office:value-type="string">
            <text:p>978-0070146129</text:p>
          </table:table-cell>
          <table:table-cell office:value-type="string">
            <text:p>Basic Electrical and Electronics Engineering Paperback – 19 </text:p>
          </table:table-cell>
          <table:table-cell office:value-type="string">
            <text:p>51A1NqNc9iL._SX329_B</text:p>
          </table:table-cell>
          <table:table-cell office:value-type="string">
            <text:p>R. Muthusubramanian</text:p>
          </table:table-cell>
          <table:table-cell office:value-type="string">
            <text:p>349.00</text:p>
          </table:table-cell>
          <table:table-cell office:value-type="float" office:value="30">
            <text:p>30</text:p>
          </table:table-cell>
          <table:table-cell office:value-type="string">
            <text:p>500.00</text:p>
          </table:table-cell>
          <table:table-cell office:value-type="string">
            <text:p>151.00</text:p>
          </table:table-cell>
          <table:table-cell office:value-type="float" office:value="500">
            <text:p>500</text:p>
          </table:table-cell>
          <table:table-cell office:value-type="float" office:value="640">
            <text:p>640</text:p>
          </table:table-cell>
          <table:table-cell office:value-type="string">
            <text:p>38.1 x 5.1 x 58.4</text:p>
          </table:table-cell>
          <table:table-cell office:value-type="string">
            <text:p>McGraw Hill Educatio</text:p>
          </table:table-cell>
          <table:table-cell office:value-type="string">
            <text:p>English</text:p>
          </table:table-cell>
          <table:table-cell office:value-type="string">
            <text:p>ee</text:p>
          </table:table-cell>
        </table:table-row>
        <table:table-row>
          <table:table-cell office:value-type="string">
            <text:p>9390041805</text:p>
          </table:table-cell>
          <table:table-cell office:value-type="string">
            <text:p>978-9390041800</text:p>
          </table:table-cell>
          <table:table-cell office:value-type="string">
            <text:p>Electrical and Electronics Engineering - IN SEM for SPPU 19 </text:p>
          </table:table-cell>
          <table:table-cell office:value-type="string">
            <text:p>41deD12o6nL._SX319_B</text:p>
          </table:table-cell>
          <table:table-cell office:value-type="string">
            <text:p>Anup Goel U. A. Bakshi, A. P. Godse</text:p>
          </table:table-cell>
          <table:table-cell office:value-type="string">
            <text:p>50.00</text:p>
          </table:table-cell>
          <table:table-cell office:value-type="float" office:value="0">
            <text:p>0</text:p>
          </table:table-cell>
          <table:table-cell office:value-type="string">
            <text:p>50.00</text:p>
          </table:table-cell>
          <table:table-cell office:value-type="string">
            <text:p>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string">
            <text:p>21.59 x 13.97 x 0.28</text:p>
          </table:table-cell>
          <table:table-cell office:value-type="string">
            <text:p>Technical Publicatio</text:p>
          </table:table-cell>
          <table:table-cell office:value-type="string">
            <text:p>English</text:p>
          </table:table-cell>
          <table:table-cell office:value-type="string">
            <text:p>ee</text:p>
          </table:table-cell>
        </table:table-row>
        <table:table-row>
          <table:table-cell office:value-type="string">
            <text:p>1632406241</text:p>
          </table:table-cell>
          <table:table-cell office:value-type="string">
            <text:p>978-1632406248</text:p>
          </table:table-cell>
          <table:table-cell office:value-type="string">
            <text:p>Electrical and Electronic Engineering: Concepts and Applicat</text:p>
          </table:table-cell>
          <table:table-cell office:value-type="string">
            <text:p>51HeYAVeqxL._SX349_B</text:p>
          </table:table-cell>
          <table:table-cell office:value-type="string">
            <text:p>Jeremy Giamatti</text:p>
          </table:table-cell>
          <table:table-cell office:value-type="string">
            <text:p>5,998.00</text:p>
          </table:table-cell>
          <table:table-cell office:value-type="float" office:value="48">
            <text:p>48</text:p>
          </table:table-cell>
          <table:table-cell office:value-type="string">
            <text:p>11,626.00</text:p>
          </table:table-cell>
          <table:table-cell office:value-type="string">
            <text:p>5,628.00</text:p>
          </table:table-cell>
          <table:table-cell office:value-type="float" office:value="794">
            <text:p>794</text:p>
          </table:table-cell>
          <table:table-cell office:value-type="float" office:value="240">
            <text:p>240</text:p>
          </table:table-cell>
          <table:table-cell office:value-type="string">
            <text:p>20.32 x 1.42 x 27.64</text:p>
          </table:table-cell>
          <table:table-cell office:value-type="string">
            <text:p>Clanrye Internationa</text:p>
          </table:table-cell>
          <table:table-cell office:value-type="string">
            <text:p>English</text:p>
          </table:table-cell>
          <table:table-cell office:value-type="string">
            <text:p>ee</text:p>
          </table:table-cell>
        </table:table-row>
        <table:table-row>
          <table:table-cell office:value-type="string">
            <text:p>8194508703</text:p>
          </table:table-cell>
          <table:table-cell office:value-type="string">
            <text:p>978-8194508700</text:p>
          </table:table-cell>
          <table:table-cell office:value-type="string">
            <text:p>Basic Electrical and Electronics Engineering Paperback – 1 J</text:p>
          </table:table-cell>
          <table:table-cell office:value-type="string">
            <text:p>41J0U7AQEHL._SX310_B</text:p>
          </table:table-cell>
          <table:table-cell office:value-type="string">
            <text:p>Younish Pathan</text:p>
          </table:table-cell>
          <table:table-cell office:value-type="string">
            <text:p>199.00</text:p>
          </table:table-cell>
          <table:table-cell office:value-type="float" office:value="20">
            <text:p>20</text:p>
          </table:table-cell>
          <table:table-cell office:value-type="string">
            <text:p>249.00</text:p>
          </table:table-cell>
          <table:table-cell office:value-type="string">
            <text:p>50.00</text:p>
          </table:table-cell>
          <table:table-cell office:value-type="float" office:value="200">
            <text:p>200</text:p>
          </table:table-cell>
          <table:table-cell office:value-type="float" office:value="109">
            <text:p>109</text:p>
          </table:table-cell>
          <table:table-cell office:value-type="string">
            <text:p>2.54 x 13.97 x 21.59</text:p>
          </table:table-cell>
          <table:table-cell office:value-type="string">
            <text:p>Knowledge Flow</text:p>
          </table:table-cell>
          <table:table-cell office:value-type="string">
            <text:p>English</text:p>
          </table:table-cell>
          <table:table-cell office:value-type="string">
            <text:p>ee</text:p>
          </table:table-cell>
        </table:table-row>
        <table:table-row>
          <table:table-cell office:value-type="string">
            <text:p>935147125X</text:p>
          </table:table-cell>
          <table:table-cell office:value-type="string">
            <text:p>978-9351471257</text:p>
          </table:table-cell>
          <table:table-cell office:value-type="string">
            <text:p>A Handbook for Mechanical Engineering Paperback – 1 January </text:p>
          </table:table-cell>
          <table:table-cell office:value-type="string">
            <text:p>41CYtMioVvL._SX319_B</text:p>
          </table:table-cell>
          <table:table-cell office:value-type="string">
            <text:p>ME Editorial Board</text:p>
          </table:table-cell>
          <table:table-cell office:value-type="string">
            <text:p>199.00</text:p>
          </table:table-cell>
          <table:table-cell office:value-type="float" office:value="43">
            <text:p>43</text:p>
          </table:table-cell>
          <table:table-cell office:value-type="string">
            <text:p>350.00</text:p>
          </table:table-cell>
          <table:table-cell office:value-type="string">
            <text:p>151.00</text:p>
          </table:table-cell>
          <table:table-cell office:value-type="float" office:value="281">
            <text:p>281</text:p>
          </table:table-cell>
          <table:table-cell office:value-type="float" office:value="486">
            <text:p>486</text:p>
          </table:table-cell>
          <table:table-cell office:value-type="string">
            <text:p>20 x 14 x 4</text:p>
          </table:table-cell>
          <table:table-cell office:value-type="string">
            <text:p>Made Easy Publicatio</text:p>
          </table:table-cell>
          <table:table-cell office:value-type="string">
            <text:p>English</text:p>
          </table:table-cell>
          <table:table-cell office:value-type="string">
            <text:p>me</text:p>
          </table:table-cell>
        </table:table-row>
        <table:table-row>
          <table:table-cell office:value-type="string">
            <text:p>8121906288</text:p>
          </table:table-cell>
          <table:table-cell office:value-type="string">
            <text:p>978-8121906289</text:p>
          </table:table-cell>
          <table:table-cell office:value-type="string">
            <text:p>Mechanical Engineering: Conventional and Objective Types (20</text:p>
          </table:table-cell>
          <table:table-cell office:value-type="string">
            <text:p>511Gu98SzJL._SX354_B</text:p>
          </table:table-cell>
          <table:table-cell office:value-type="string">
            <text:p>R.S. Khurmi</text:p>
          </table:table-cell>
          <table:table-cell office:value-type="string">
            <text:p>475.00</text:p>
          </table:table-cell>
          <table:table-cell office:value-type="float" office:value="32">
            <text:p>32</text:p>
          </table:table-cell>
          <table:table-cell office:value-type="string">
            <text:p>699.00</text:p>
          </table:table-cell>
          <table:table-cell office:value-type="string">
            <text:p>224.00</text:p>
          </table:table-cell>
          <table:table-cell office:value-type="float" office:value="970">
            <text:p>970</text:p>
          </table:table-cell>
          <table:table-cell office:value-type="float" office:value="853">
            <text:p>853</text:p>
          </table:table-cell>
          <table:table-cell office:value-type="string">
            <text:p>20 x 14 x 4</text:p>
          </table:table-cell>
          <table:table-cell office:value-type="string">
            <text:p>S Chand (1 January 2</text:p>
          </table:table-cell>
          <table:table-cell office:value-type="string">
            <text:p>English</text:p>
          </table:table-cell>
          <table:table-cell office:value-type="string">
            <text:p>me</text:p>
          </table:table-cell>
        </table:table-row>
        <table:table-row>
          <table:table-cell office:value-type="string">
            <text:p>1108411622</text:p>
          </table:table-cell>
          <table:table-cell office:value-type="string">
            <text:p>978-1108411622</text:p>
          </table:table-cell>
          <table:table-cell office:value-type="string">
            <text:p>Engineering Mechanics: Problems and Solutions Paperback – 3 </text:p>
          </table:table-cell>
          <table:table-cell office:value-type="string">
            <text:p>518ioau1JOL._SX418_B</text:p>
          </table:table-cell>
          <table:table-cell office:value-type="string">
            <text:p>Arshad Noor Siddiquee</text:p>
          </table:table-cell>
          <table:table-cell office:value-type="string">
            <text:p>655.00</text:p>
          </table:table-cell>
          <table:table-cell office:value-type="float" office:value="6">
            <text:p>6</text:p>
          </table:table-cell>
          <table:table-cell office:value-type="string">
            <text:p>695.00</text:p>
          </table:table-cell>
          <table:table-cell office:value-type="string">
            <text:p>40.00</text:p>
          </table:table-cell>
          <table:table-cell office:value-type="float" office:value="1060">
            <text:p>1060</text:p>
          </table:table-cell>
          <table:table-cell office:value-type="float" office:value="550">
            <text:p>550</text:p>
          </table:table-cell>
          <table:table-cell office:value-type="string">
            <text:p>18.29 x 3.4 x 24</text:p>
          </table:table-cell>
          <table:table-cell office:value-type="string">
            <text:p>Cambridge University</text:p>
          </table:table-cell>
          <table:table-cell office:value-type="string">
            <text:p>English</text:p>
          </table:table-cell>
          <table:table-cell office:value-type="string">
            <text:p>me</text:p>
          </table:table-cell>
        </table:table-row>
        <table:table-row>
          <table:table-cell office:value-type="string">
            <text:p>9333219722</text:p>
          </table:table-cell>
          <table:table-cell office:value-type="string">
            <text:p>978-9333219723</text:p>
          </table:table-cell>
          <table:table-cell office:value-type="string">
            <text:p>Automobile Engineering ( Elective- II ) For B.E. Pune Univer</text:p>
          </table:table-cell>
          <table:table-cell office:value-type="string">
            <text:p>41Tm64whpnL._SX384_B</text:p>
          </table:table-cell>
          <table:table-cell office:value-type="string">
            <text:p>Anup Goel</text:p>
          </table:table-cell>
          <table:table-cell office:value-type="string">
            <text:p>250.00</text:p>
          </table:table-cell>
          <table:table-cell office:value-type="float" office:value="0">
            <text:p>0</text:p>
          </table:table-cell>
          <table:table-cell office:value-type="string">
            <text:p>250.00</text:p>
          </table:table-cell>
          <table:table-cell office:value-type="string">
            <text:p>0</text:p>
          </table:table-cell>
          <table:table-cell office:value-type="float" office:value="260">
            <text:p>260</text:p>
          </table:table-cell>
          <table:table-cell office:value-type="float" office:value="260">
            <text:p>260</text:p>
          </table:table-cell>
          <table:table-cell office:value-type="string">
            <text:p>18.29 x 3.4 x 24</text:p>
          </table:table-cell>
          <table:table-cell office:value-type="string">
            <text:p>Technical Publicatio</text:p>
          </table:table-cell>
          <table:table-cell office:value-type="string">
            <text:p>English</text:p>
          </table:table-cell>
          <table:table-cell office:value-type="string">
            <text:p>me</text:p>
          </table:table-cell>
        </table:table-row>
        <table:table-row>
          <table:table-cell office:value-type="string">
            <text:p>935119907X</text:p>
          </table:table-cell>
          <table:table-cell office:value-type="string">
            <text:p>978-9351199076</text:p>
          </table:table-cell>
          <table:table-cell office:value-type="string">
            <text:p>HTML 5 Black Book (Covers CSS3, JavaScript, XML, XHTML, AJAX</text:p>
          </table:table-cell>
          <table:table-cell office:value-type="string">
            <text:p>514faGhNXxL._SX385_B</text:p>
          </table:table-cell>
          <table:table-cell office:value-type="string">
            <text:p>DT Editorial Services</text:p>
          </table:table-cell>
          <table:table-cell office:value-type="string">
            <text:p>849.00</text:p>
          </table:table-cell>
          <table:table-cell office:value-type="float" office:value="0">
            <text:p>0</text:p>
          </table:table-cell>
          <table:table-cell office:value-type="string">
            <text:p>849.00</text:p>
          </table:table-cell>
          <table:table-cell office:value-type="string">
            <text:p>0</text:p>
          </table:table-cell>
          <table:table-cell office:value-type="float" office:value="1590">
            <text:p>1590</text:p>
          </table:table-cell>
          <table:table-cell office:value-type="float" office:value="1260">
            <text:p>1260</text:p>
          </table:table-cell>
          <table:table-cell office:value-type="string">
            <text:p>20 x 14 x 4</text:p>
          </table:table-cell>
          <table:table-cell office:value-type="string">
            <text:p>Dreamtech Press</text:p>
          </table:table-cell>
          <table:table-cell office:value-type="string">
            <text:p>English</text:p>
          </table:table-cell>
          <table:table-cell office:value-type="string">
            <text:p>cse</text:p>
          </table:table-cell>
        </table:table-row>
      </table:table>
      <table:table table:name="useraccount">
        <table:table-row>
          <table:table-cell office:value-type="string">
            <text:p>seraj</text:p>
          </table:table-cell>
          <table:table-cell office:value-type="string">
            <text:p>123456</text:p>
          </table:table-cell>
          <table:table-cell office:value-type="string">
            <text:p>SERAJ KHAN</text:p>
          </table:table-cell>
          <table:table-cell office:value-type="string">
            <text:p>8229020370</text:p>
          </table:table-cell>
          <table:table-cell office:value-type="string">
            <text:p>serajkhan48522@gmail.com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4.9.2</meta:generator>
    <meta:initial-creator>phpMyAdmin 4.9.2</meta:initial-creator>
    <meta:creation-date>2020-10-16T14:22:20</meta:creation-date>
  </office:meta>
</office:document-meta>
</file>